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officeooo:paragraph-rsid="00169531"/>
    </style:style>
    <style:style style:name="P3" style:family="paragraph" style:parent-style-name="Heading_20_2">
      <style:text-properties fo:font-style="normal" style:font-style-asian="normal" style:font-style-complex="normal"/>
    </style:style>
    <style:style style:name="T1" style:family="text">
      <style:text-properties officeooo:rsid="001695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ksomheds besøg</text:h>
      <text:p text:style-name="P2"><text:span text:style-name="T1">I forbindelse med undervisningen var vi ude i 2 virksomheder, og interviewe dem hvad og hvordan de brugte agil udvikling.Vi har herunder beskrevet og sammenlignet udviklingmetoder i Nykredit og Combine.</text:span></text:p>
      <text:h text:style-name="P3" text:outline-level="2"><text:bookmark text:name="docs-internal-guid-3487fd58-5388-7504-4adb-d6422abc1b24"/>Metodevalg og procesforbedring</text:h>
      <text:p text:style-name="P1">Nykredit foretager en risikovurdering ved opstart af alle deres projekter, for at vurdere hvor de skal være særligt opmærksomme i udviklingen, men alle deres projekter bliver kørt ud fra deres “usecase-component based development”. Dette er Nykredits egen fortolkning af UP, hvor de har indraget agile aspekter i udviklingen.</text:p>
      <text:p text:style-name="P1">Combine laver derimod ingen risikovurdering inden et projekts start, men foretager derimod en vurdering af projektet ud fra dets størrelse/varighed, kundens forhåndsviden (om kunden ved præcis hvad de vil have lavet) og projekttypen.</text:p>
      <text:p text:style-name="P1">Ved Combine bliver der ud fra vurdering af projektet, besluttet hvilken udviklingsmetode der vælges. Der bliver brugt Scrum på større projekter, plandreven på dem hvor kunden ønsker det. På mindre projekter af få dages varighed bliver der hverken brugt en agil eller plandreven udviklingsmetode.</text:p>
      <text:p text:style-name="P1">Dette mener vi har noget at gøre med den type af opgaver de 2 virksomheder løser. Nykredit løser opgaver for hele koncernen og fejl i disse er meget dyre. I Combine er det typisk opgaver der er mindre kritiske og fejl ikke berøre så mange kunder eller kan føre til økonomiske tab.</text:p>
      <text:p text:style-name="P1">Reviews er noget der bliver brugt i hver virksomhed, ved Nykredit bliver det gjort ved slutningen af hvert sprint, hvorimod ved Combine er det mere løst hvornår der bliver lavet reviews. Ved Combine kan det ske ved start af et sprint, men også midt i. De har personer med fra flere afdelinger når der laves review med kunden og kunden kan også selv foretage test af systemet undervejs i et sprint.</text:p>
      <text:p text:style-name="P1">Ved Nykredits reviews er der også personer med fra flere afdelinger, dette er for at sikre der bliver lavet kvalitetssikring af et review og dermed også se om der er noget der kan forbedres der til næste gang.</text:p>
      <text:h text:style-name="P3" text:outline-level="2">Planlægning og Kvalitet</text:h>
      <text:p text:style-name="P1">For at sikre en god kvalitet i projekterne sammensætter nykredit deres teams på tværs af organisationen, hvilket er muligt pg.a. at de arbejder med en matrix-organisation. De bruger planning poker til at estimere de forskellige opgaver, de har erfarne udviklere som gør dette, for alle holdene. Ved Combine benytter de ikke nogen værktøjer til estimering, men snakker i stedet om opgaverne og regner i timer i stedet for story points. Teams bliver sammensat efter personlighed, og ikke så meget ud fra kvalifikationer. Det er typisk de samme teams, der arbejder sammen og de kan godt være på flere opgaver afgangen.</text:p>
      <text:p text:style-name="P1">I forhold til deres kvalitet, vil nykredit hellere justere på tiden og prisen af projektet end at justere på feature listen. De har dog erkendt over for os at de gerne vil lære også at justere på features.</text:p>
      <text:p text:style-name="P1">Nykredit går meget op i kvaliteten af deres produkter og dette bliver både testet internt og med eksterne representanter. De afholder også reviews på store projekter som udelukkende har kvalitetssikring som prioritet. Nykredit forsøger også at måle på den ikke-funktionelle krav. De har en person i afdelingerne som skal forsøge at vurdere værdien af et nyt stykke software, ud fra hvilken indflydelse han ser det har i afdelingen. </text:p>
      <text:p text:style-name="P1">Combine har en anden tilgang til at sikre kvalitet. De har ved hver delopgave/story en sparringspartner, som de drøfter alt med omkring hvordan opgaven skal løses og hvis der opstår <text:soft-page-break/>problemer undervejs. Der bliver ikke brugt par-programmering eller test-first, men der bliver lavet test under hvert sprint. Det gør der derimod i Nykredit, dog er par-programmering mest brugt i forbindelse med optræning af nye ansatte.</text:p>
      <text:h text:style-name="P3" text:outline-level="2">Deployment og konfigurationsstyring</text:h>
      <text:p text:style-name="P1">Nykredit arbejder i et .NET miljø og har derfor valgt at bruge Microsofts versionsstyring TFS (Team Foundation Server).</text:p>
      <text:p text:style-name="P1">Hos Combine, bruger de 3 forskellige, afhængigt af udviklingsmiljøet. De bruger både SVN, Git og TFS.</text:p>
      <text:p text:style-name="P1">Combine har deres eget staging miljø, som IT-afdeling står for. Der bliver sendt en “pakke” afsted til IT-afd. som så står for at teste og udgive det nye release.</text:p>
      <text:p text:style-name="P1"/>
      <text:h text:style-name="P3" text:outline-level="2">Krav- og Ændringsstyring </text:h>
      <text:p text:style-name="P1">Nykredit bruger Use-cases til at udspecificere deres krav til et stykke funktionalitet. Deres krav fastlægges før udviklingen starter. </text:p>
      <text:p text:style-name="P1">Combine laver ikke altid kravspecifikation, men gør det efter behov. En sælger samarbejder sammen med en projektleder eller en teknisk person, omkring at specificere kravene ude ved kund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3:13:40.535899601</meta:creation-date>
    <dc:date>2014-01-06T15:05:24.56</dc:date>
    <meta:editing-duration>PT1M59S</meta:editing-duration>
    <meta:editing-cycles>2</meta:editing-cycles>
    <meta:generator>LibreOffice/3.6$Windows_x86 LibreOffice_project/e29a214-2bbed72-0621de6-a97528c-8f066d</meta:generator>
    <meta:document-statistic meta:table-count="0" meta:image-count="0" meta:object-count="0" meta:page-count="2" meta:paragraph-count="21" meta:word-count="710" meta:character-count="4447" meta:non-whitespace-character-count="3755"/>
  </office:meta>
</office:document-meta>
</file>